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HandlersActivator.stop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HandlersActivator.URLHandlersActivator( Map configMap , Felix framewo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HandlersActivator.start( Bundle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